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১২ ডিসেম্বর ১৯৫১: নারায়ণগঞ্জ শহরের শীতলক্ষ্যা নদীর তীরে গড়ে উঠে পৃথিবীর বৃহত্তম জুট মিল</text:p>
      <text:p text:style-name="P1">‘আদমজী জুট মিল’।</text:p>
      <text:p text:style-name="P1">৪ ফেব্রুয়ারি ১৯৫২: বাংলা ভাষাকে অন্যতম রাষ্ট্রভাষা রূপে গ্রহণের দাবীতে স্কু ল-কলেজের</text:p>
      <text:p text:style-name="P1">ছাত্রছাত্রীরা ধর্মঘট পালন করে ও শোভাযাত্রা করে।</text:p>
      <text:p text:style-name="P1">২১ ফেব্রুয়ারি ১৯৫২: নারায়ণগঞ্জে সাধারণ ধর্মঘট পালনের পর বিকেলে রহমতু ল্লাহ ক্লাবে এক</text:p>
      <text:p text:style-name="P1">আলোচনা সভা অনুষ্ঠিত হয়।</text:p>
      <text:p text:style-name="P1">২৩ ফেব্রুয়ারি ১৯৫২: নারায়ণগঞ্জ সিটি মুসলিম লীগ একটি শান্তি স্কোয়াড নিয়ে সমগ্র শহর প্রদক্ষিণ</text:p>
      <text:p text:style-name="P1">করে এবং ছাত্র ও জনসাধাররে উপর পুলিশের গুলিবর্ষণের বিরুদ্ধে।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10:38:33.072529051</meta:creation-date>
    <dc:date>2023-11-07T10:42:27.856591764</dc:date>
    <meta:editing-duration>PT3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6" meta:character-count="318" meta:non-whitespace-character-count="250"/>
  </office:meta>
</office:document-meta>
</file>